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545cm" fo:min-width="1.152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09cm" svg:stroke-color="#4d4d4d" draw:stroke-linejoin="miter" draw:fill="solid" draw:fill-color="#4d4d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4d4d4d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4d4d4d" draw:stroke-linejoin="miter" draw:fill="solid" draw:fill-color="#4d4d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.498cm" fo:min-width="0.7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0.498cm" fo:min-width="0.774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dash" draw:stroke-dash="Dash_20_1" svg:stroke-width="0.044cm" svg:stroke-color="#333333" draw:stroke-linejoin="miter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fo:min-height="0.451cm" fo:min-width="0.799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min-height="0.239cm" fo:min-width="0.413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0.684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0.425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min-height="0.276cm" fo:min-width="0.409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fo:min-height="0.935cm" fo:min-width="0.637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fo:min-height="0.712cm" fo:min-width="0.425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fo:min-height="0.637cm" fo:min-width="3.655cm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fo:min-height="0.637cm" fo:min-width="2.783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1.37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2.237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min-height="0.955cm" fo:min-width="2.233cm" fo:padding-top="0.13cm" fo:padding-bottom="0.13cm" fo:padding-left="0.25cm" fo:padding-right="0.25cm" fo:wrap-option="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000000" fo:font-size="10pt" fo:language="en" fo:country="GB" fo:font-weight="bold" style:font-size-asian="10pt" style:font-size-complex="10pt"/>
    </style:style>
    <style:style style:name="T2" style:family="text">
      <style:text-properties fo:color="#4d4d4d" fo:font-size="9pt" fo:language="en" fo:country="GB" style:font-size-asian="9pt" style:font-size-complex="9pt"/>
    </style:style>
    <style:style style:name="T3" style:family="text">
      <style:text-properties fo:color="#333333" fo:font-size="9pt" fo:language="en" fo:country="GB" fo:font-weight="bold" style:font-size-asian="9pt" style:font-size-complex="9pt"/>
    </style:style>
    <style:style style:name="T4" style:family="text">
      <style:text-properties fo:color="#4d4d4d" fo:font-size="9pt" fo:language="en" fo:country="GB" fo:font-weight="bold" style:font-size-asian="9pt" style:font-size-complex="9pt"/>
    </style:style>
    <style:style style:name="T5" style:family="text">
      <style:text-properties fo:color="#ffffff" fo:font-size="8pt" fo:language="en" fo:country="GB" style:font-size-asian="8pt" style:font-size-complex="8pt"/>
    </style:style>
    <style:style style:name="T6" style:family="text">
      <style:text-properties fo:color="#ffffff" fo:font-size="6pt" fo:language="en" fo:country="GB" style:font-size-asian="6pt" style:font-size-complex="6pt"/>
    </style:style>
    <style:style style:name="T7" style:family="text">
      <style:text-properties fo:color="#000000" fo:font-size="8pt" fo:language="en" fo:country="GB" fo:font-weight="bold" style:font-size-asian="8pt" style:font-size-complex="8pt"/>
    </style:style>
    <style:style style:name="T8" style:family="text">
      <style:text-properties fo:color="#4d4d4d" fo:font-size="8pt" fo:language="en" fo:country="GB" style:font-size-asian="8pt" style:font-size-complex="8pt"/>
    </style:style>
    <style:style style:name="T9" style:family="text">
      <style:text-properties fo:color="#333333" fo:font-size="7pt" fo:language="en" fo:country="GB" fo:font-weight="bold" style:font-size-asian="7pt" style:font-size-complex="7pt"/>
    </style:style>
    <style:style style:name="T10" style:family="text">
      <style:text-properties fo:color="#4d4d4d" fo:font-size="7pt" fo:language="en" fo:country="GB" fo:font-weight="bold" style:font-size-asian="7pt" style:font-size-complex="7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4.605cm" svg:height="3.356cm" svg:x="0.498cm" svg:y="15.14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38cm" svg:height="0.737cm" svg:x="1.727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465cm" svg:y1="9.897cm" svg:x2="3.695cm" svg:y2="9.897cm">
          <text:p text:style-name="P5"/>
        </draw:line>
        <draw:custom-shape draw:style-name="gr2" draw:text-style-name="P1" draw:layer="layout" svg:width="0.737cm" svg:height="0.737cm" svg:x="3.695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32cm" svg:y1="9.897cm" svg:x2="5.663cm" svg:y2="9.897cm">
          <text:p text:style-name="P5"/>
        </draw:line>
        <draw:custom-shape draw:style-name="gr2" draw:text-style-name="P1" draw:layer="layout" svg:width="0.736cm" svg:height="0.737cm" svg:x="5.663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99cm" svg:y1="9.897cm" svg:x2="7.629cm" svg:y2="9.897cm">
          <text:p text:style-name="P5"/>
        </draw:line>
        <draw:custom-shape draw:style-name="gr2" draw:text-style-name="P1" draw:layer="layout" svg:width="0.738cm" svg:height="0.737cm" svg:x="7.624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62cm" svg:y1="9.651cm" svg:x2="9.592cm" svg:y2="9.651cm">
          <text:p text:style-name="P5"/>
        </draw:line>
        <draw:custom-shape draw:style-name="gr2" draw:text-style-name="P1" draw:layer="layout" svg:width="0.737cm" svg:height="0.737cm" svg:x="9.592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29cm" svg:y1="9.897cm" svg:x2="11.56cm" svg:y2="9.897cm">
          <text:p text:style-name="P5"/>
        </draw:line>
        <draw:custom-shape draw:style-name="gr2" draw:text-style-name="P1" draw:layer="layout" svg:width="0.736cm" svg:height="0.737cm" svg:x="11.56cm" svg:y="9.526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49cm" svg:height="1.967cm" svg:x="2.957cm" svg:y="8.908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652cm" svg:height="0.805cm" svg:x="6.847cm" svg:y="10.532cm">
          <text:p text:style-name="P3"><text:span text:style-name="T1">n - m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0.737cm" svg:height="0.736cm" svg:x="9.592cm" svg:y="7.494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36cm" svg:height="0.737cm" svg:x="11.56cm" svg:y="7.477cm">
          <text:p text:style-name="P5"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554cm" svg:y1="7.886cm" svg:x2="10.312cm" svg:y2="7.886cm">
          <text:p text:style-name="P5"/>
        </draw:line>
        <draw:line draw:style-name="gr3" draw:text-style-name="P2" draw:layer="layout" svg:x1="12.302cm" svg:y1="9.897cm" svg:x2="13.532cm" svg:y2="9.897cm">
          <text:p text:style-name="P5"/>
        </draw:line>
        <draw:custom-shape draw:style-name="gr2" draw:text-style-name="P1" draw:layer="layout" svg:width="0.737cm" svg:height="0.737cm" svg:x="13.532cm" svg:y="9.526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07cm" svg:y1="10.274cm" svg:x2="13.478cm" svg:y2="11.46cm">
          <text:p text:style-name="P5"/>
        </draw:line>
        <draw:line draw:style-name="gr3" draw:text-style-name="P2" draw:layer="layout" svg:x1="12.296cm" svg:y1="9.521cm" svg:x2="13.483cm" svg:y2="8.339cm">
          <text:p text:style-name="P5"/>
        </draw:line>
        <draw:custom-shape draw:style-name="gr2" draw:text-style-name="P1" draw:layer="layout" svg:width="0.737cm" svg:height="0.736cm" svg:x="13.532cm" svg:y="11.066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37cm" svg:height="0.737cm" svg:x="13.532cm" svg:y="7.954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81cm" svg:height="0.747cm" svg:x="15.104cm" svg:y="7.91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4" draw:layer="layout" svg:width="1.2cm" svg:height="0.758cm" svg:x="14.084cm" svg:y="7.922cm">
          <text:p text:style-name="P3"><text:span text:style-name="T2">OR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0.304cm" svg:height="4.368cm" svg:x="16.047cm" svg:y="7.798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1.274cm" svg:height="0.758cm" svg:x="16.144cm" svg:y="9.58cm">
          <text:p text:style-name="P3"><text:span text:style-name="T3">2 x</text:span><text:span text:style-name="T4"> 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layer="layout" svg:width="0.737cm" svg:height="0.737cm" draw:transform="rotate (-0.785398163398487) translate (17.72cm 9.482cm)"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37cm" svg:height="0.736cm" svg:x="3.7cm" svg:y="11.543cm">
          <text:p text:style-name="P5"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299cm" svg:height="0.711cm" svg:x="3.407cm" svg:y="11.543cm">
          <text:p text:style-name="P3"><text:span text:style-name="T5">STA</text:span></text:p>
          <draw:enhanced-geometry svg:viewBox="0 0 21600 21600" draw:type="mso-spt202" draw:enhanced-path="M 0 0 L 21600 0 21600 21600 0 21600 0 0 Z N"/>
        </draw:custom-shape>
        <draw:line draw:style-name="gr15" draw:text-style-name="P2" draw:layer="layout" svg:x1="4.064cm" svg:y1="10.274cm" svg:x2="4.069cm" svg:y2="11.505cm">
          <text:p text:style-name="P5"/>
        </draw:line>
        <draw:custom-shape draw:style-name="gr13" draw:text-style-name="P1" draw:layer="layout" svg:width="0.494cm" svg:height="0.53cm" svg:x="1.764cm" svg:y="15.936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913cm" svg:height="0.499cm" svg:x="1.535cm" svg:y="15.967cm">
          <text:p text:style-name="P3"><text:span text:style-name="T6">S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0.26cm" svg:height="0.737cm" svg:x="1.53cm" svg:y="17.224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184cm" svg:height="0.579cm" svg:x="1.667cm" svg:y="17.744cm">
          <text:p text:style-name="P3"><text:span text:style-name="T7">n - m</text:span></text:p>
          <draw:enhanced-geometry svg:viewBox="0 0 21600 21600" draw:type="mso-spt202" draw:enhanced-path="M 0 0 L 21600 0 21600 21600 0 21600 0 0 Z N"/>
        </draw:custom-shape>
        <draw:line draw:style-name="gr7" draw:text-style-name="P2" draw:layer="layout" svg:x1="7.236cm" svg:y1="16.817cm" svg:x2="7.241cm" svg:y2="15.808cm">
          <text:p text:style-name="P5"/>
        </draw:line>
        <draw:custom-shape draw:style-name="gr8" draw:text-style-name="P1" draw:layer="layout" svg:width="0.468cm" svg:height="0.459cm" svg:x="6.482cm" svg:y="17.365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5cm" svg:height="0.52cm" svg:x="7.505cm" svg:y="17.31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4" draw:layer="layout" svg:width="0.925cm" svg:height="0.579cm" svg:x="6.773cm" svg:y="17.277cm">
          <text:p text:style-name="P3"><text:span text:style-name="T8">OR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0.194cm" svg:height="2.637cm" svg:x="10.963cm" svg:y="15.694cm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4" draw:layer="layout" svg:width="0.909cm" svg:height="0.536cm" svg:x="11.06cm" svg:y="16.783cm">
          <text:p text:style-name="P3"><text:span text:style-name="T9">2 x</text:span><text:span text:style-name="T10"> 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layer="layout" svg:width="0.295cm" svg:height="0.304cm" draw:transform="rotate (-0.785398163398487) translate (11.952cm 16.843cm)">
          <text:p text:style-name="P5"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137cm" svg:height="1.195cm" svg:x="0.503cm" svg:y="1.46cm">
          <text:p text:style-name="P3"><text:span text:style-name="T11">A</text:span></text:p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0.925cm" svg:height="0.972cm" svg:x="0.503cm" svg:y="15.13cm">
          <text:p text:style-name="P3"><text:span text:style-name="T11">B</text:span></text:p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4.155cm" svg:height="0.897cm" svg:x="2.637cm" svg:y="15.76cm">
          <text:p text:style-name="P3"><text:span text:style-name="T12">Statistically distributed entity,</text:span></text:p>
          <text:p text:style-name="P3"><text:span text:style-name="T12">e.g. 50 % sulfatation </text:span></text:p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3.283cm" svg:height="0.897cm" svg:x="2.637cm" svg:y="17.242cm">
          <text:p text:style-name="P3"><text:span text:style-name="T12">Repeating unit, n to m</text:span></text:p>
          <text:p text:style-name="P3"><text:span text:style-name="T12">occurences </text:span></text:p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1.874cm" svg:height="0.579cm" svg:x="7.929cm" svg:y="15.989cm">
          <text:p text:style-name="P3"><text:span text:style-name="T12">Cyclisation</text:span></text:p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2.737cm" svg:height="0.579cm" svg:x="7.929cm" svg:y="17.295cm">
          <text:p text:style-name="P3"><text:span text:style-name="T12">Alternative Nodes</text:span></text:p>
          <draw:enhanced-geometry svg:viewBox="0 0 21600 21600" draw:type="mso-spt202" draw:enhanced-path="M 0 0 L 21600 0 21600 21600 0 21600 0 0 Z N"/>
        </draw:custom-shape>
        <draw:custom-shape draw:style-name="gr27" draw:text-style-name="P4" draw:layer="layout" svg:width="2.733cm" svg:height="1.215cm" svg:x="12.18cm" svg:y="16.289cm">
          <text:p text:style-name="P3"><text:span text:style-name="T12">Linkage of</text:span></text:p>
          <text:p text:style-name="P3"><text:span text:style-name="T12">capping units </text:span></text:p>
          <text:p text:style-name="P3"><text:span text:style-name="T12">under-determined</text:span></text:p>
          <draw:enhanced-geometry svg:viewBox="0 0 21600 21600" draw:type="mso-spt202" draw:enhanced-path="M 0 0 L 21600 0 21600 21600 0 21600 0 0 Z N"/>
        </draw:custom-shape>
        <draw:line draw:style-name="gr3" draw:text-style-name="P2" draw:layer="layout" svg:x1="8.363cm" svg:y1="10.143cm" svg:x2="9.593cm" svg:y2="10.143cm">
          <text:p text:style-name="P5"/>
        </draw:line>
        <draw:line draw:style-name="gr7" draw:text-style-name="P2" draw:layer="layout" svg:x1="11.924cm" svg:y1="9.495cm" svg:x2="11.924cm" svg:y2="8.254cm">
          <text:p text:style-name="P5"/>
        </draw:line>
        <draw:line draw:style-name="gr7" draw:text-style-name="P2" draw:layer="layout" svg:x1="9.969cm" svg:y1="8.256cm" svg:x2="9.969cm" svg:y2="9.498cm">
          <text:p text:style-name="P5"/>
        </draw:line>
        <draw:custom-shape draw:style-name="gr2" draw:text-style-name="P1" draw:layer="layout" svg:width="0.737cm" svg:height="0.737cm" svg:x="1.893cm" svg:y="3.427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3cm" svg:y1="3.798cm" svg:x2="3.861cm" svg:y2="3.798cm">
          <text:p text:style-name="P5"/>
        </draw:line>
        <draw:custom-shape draw:style-name="gr2" draw:text-style-name="P1" draw:layer="layout" svg:width="0.736cm" svg:height="0.737cm" svg:x="3.861cm" svg:y="3.427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603cm" svg:y1="3.798cm" svg:x2="5.833cm" svg:y2="3.798cm">
          <text:p text:style-name="P5"/>
        </draw:line>
        <draw:custom-shape draw:style-name="gr2" draw:text-style-name="P1" draw:layer="layout" svg:width="0.737cm" svg:height="0.737cm" svg:x="5.833cm" svg:y="3.427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608cm" svg:y1="4.175cm" svg:x2="5.779cm" svg:y2="5.361cm">
          <text:p text:style-name="P5"/>
        </draw:line>
        <draw:line draw:style-name="gr3" draw:text-style-name="P2" draw:layer="layout" svg:x1="4.597cm" svg:y1="3.422cm" svg:x2="5.784cm" svg:y2="2.24cm">
          <text:p text:style-name="P5"/>
        </draw:line>
        <draw:custom-shape draw:style-name="gr2" draw:text-style-name="P1" draw:layer="layout" svg:width="0.737cm" svg:height="0.736cm" svg:x="5.833cm" svg:y="4.967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37cm" svg:height="0.737cm" svg:x="5.833cm" svg:y="1.855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93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9cm" fo:margin-right="0cm" fo:margin-top="0.246cm" fo:margin-bottom="0cm" fo:line-height="93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3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9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56cm" svg:height="3.983cm" svg:x="1.27cm" svg:y="0.357cm" presentation:class="title" presentation:placeholder="true">
        <draw:text-box/>
      </draw:frame>
      <draw:frame presentation:style-name="Standard-outline1" draw:layer="backgroundobjects" svg:width="22.856cm" svg:height="12.569cm" svg:x="1.27cm" svg:y="4.445cm" presentation:class="outline" presentation:placeholder="true">
        <draw:text-box/>
      </draw:frame>
      <draw:frame presentation:style-name="pr1" draw:text-style-name="P5" draw:layer="backgroundobjects" svg:width="5.922cm" svg:height="1.319cm" svg:x="1.27cm" svg:y="17.348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39cm" svg:height="1.319cm" svg:x="8.677cm" svg:y="17.348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923cm" svg:height="1.319cm" svg:x="18.202cm" svg:y="17.348cm" presentation:class="page-number">
        <draw:text-box>
          <text:p text:style-name="P7"><text:span text:style-name="T2"><text:page-number>1</text:page-number></text:span></text:p>
        </draw:text-box>
      </draw:frame>
      <presentation:notes style:page-layout-name="PM0">
        <draw:rect draw:style-name="gr3" draw:text-style-name="P8" draw:layer="backgroundobjects" svg:width="19.05cm" svg:height="25.4cm" svg:x="0cm" svg:y="0cm">
          <text:p text:style-name="P1"/>
        </draw:rect>
        <draw:page-thumbnail presentation:style-name="Standard-title" draw:layer="backgroundobjects" svg:width="0.001cm" svg:height="69.241cm" svg:x="-0.001cm" svg:y="-32.6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dc:title>Folie 1</dc:title>
    <meta:initial-creator>stephan</meta:initial-creator>
    <meta:creation-date>2007-03-27T12:36:33</meta:creation-date>
    <dc:date>2007-04-20T16:07:30</dc:date>
    <meta:print-date>2007-03-27T12:36:33</meta:print-date>
    <dc:language>de-DE</dc:language>
    <meta:editing-cycles>5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